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Bestelllist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oltage Reg 3,3</text:p>
          </table:table-cell>
          <table:table-cell office:value-type="string" table:style-name="ce1">
            <text:p>https://de.farnell.com/stmicroelectronics/ldl1117s33r/ldo-festspannungsreg-3-3v-1-2a/dp/2729708?st=LDL1117S33R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ltage Reg 5</text:p>
          </table:table-cell>
          <table:table-cell office:value-type="string" table:style-name="ce1">
            <text:p>https://de.farnell.com/stmicroelectronics/ldl1117s50r/ldo-festspannungsregl-5v-1-2a/dp/2729709?st=LDL1117S50R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C</text:p>
          </table:table-cell>
          <table:table-cell office:value-type="string" table:style-name="ce1">
            <text:p>https://de.farnell.com/stmicroelectronics/stm32f405rgt7/mcu-32bit-cortex-m4-168mhz-lqfp/dp/2333285?ost=STM32F405RGT7&amp;ddkey=https%3Ade-DE%2FElement14_Germany%2Fsearch#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2 Link</text:p>
          </table:table-cell>
          <table:table-cell office:value-type="string" table:style-name="ce1">
            <text:p>https://de.farnell.com/stmicroelectronics/st-link-v2/programmierer-icd-f-stm8-stm32/dp/1892523?scope=partnumberlookahead&amp;ost=ST-LINK%2FV2&amp;searchref=searchlookahead&amp;exaMfpn=true&amp;ddkey=https%3Ade-DE%2FElement14_Germany%2Fw%2Fsearc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ingkabelschuhe</text:p>
          </table:table-cell>
          <table:table-cell office:value-type="string" table:style-name="ce3">
            <text:p><text:a xlink:href="https://de.farnell.com/amp-te-connectivity/130094/ringkabelschuh-blau-m5/dp/4217433">https://de.farnell.com/amp-te-connectivity/130094/ringkabelschuh-blau-m5/dp/4217433</text:a>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cherung 1A</text:p>
          </table:table-cell>
          <table:table-cell office:value-type="string" table:style-name="ce1">
            <text:p>https://de.farnell.com/littelfuse/0287001-pxcn/flachstecksicherung-atof-1a/dp/213712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Jonas Tautz</dc:creator>
    <meta:creation-date>2019-03-04T12:33:29Z</meta:creation-date>
    <dc:date>2019-03-04T13:15:08Z</dc:date>
    <meta:editing-cycles>1</meta:editing-cycles>
    <meta:editing-duration>PT0S</meta:editing-duration>
  </office:meta>
</office:document-meta>
</file>